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IMENEZ MONDRAGON, EDI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7166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285429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IMENEZ MONDRAGON, EDI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7166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MPOVERDE ROSILLO, ROBERTH BACN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21243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18</text:p>
          </table:table-cell>
          <table:table-cell table:style-name="Tabla2.A2" office:value-type="string">
            <text:p text:style-name="P9">5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06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